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6cm" svg:stroke-color="#c5000b" draw:marker-start-width="0.28cm" draw:marker-end="" draw:marker-end-width="0.28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svg:stroke-width="0.03cm" draw:marker-start-width="0.36cm" draw:marker-end-width="0.36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  <style:text-properties style:font-name="Hack1"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83ca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c5000b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e6e6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e6e6e6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579d1c"/>
      <style:paragraph-properties fo:text-align="center"/>
      <style:text-properties fo:color="#ffffff" style:font-name="Hack1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0084d1"/>
      <style:paragraph-properties fo:text-align="center"/>
      <style:text-properties fo:color="#ffffff" style:font-name="Hack1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paragraph-properties fo:text-align="center"/>
      <style:text-properties style:font-name="Hack1" fo:font-size="12pt"/>
    </style:style>
    <style:style style:name="T1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2cm" svg:y1="3.2cm" svg:x2="13.7cm" svg:y2="3.2cm">
          <text:p/>
        </draw:line>
        <draw:custom-shape draw:style-name="gr2" draw:text-style-name="P3" draw:layer="layout" svg:width="3.072cm" svg:height="0.875cm" svg:x="0.55cm" svg:y="6.075cm">
          <text:p text:style-name="P2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072cm" svg:height="1cm" svg:x="0.55cm" svg:y="4.825cm">
          <text:p text:style-name="P2"><text:span text:style-name="T1">liaison</text:span></text:p>
          <text:p text:style-name="P2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2cm" svg:height="0.875cm" svg:x="0.55cm" svg:y="3.7cm">
          <text:p text:style-name="P2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72cm" svg:height="0.875cm" svg:x="0.55cm" svg:y="2.7cm">
          <text:p text:style-name="P2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0.625cm" svg:x="0.55cm" svg:y="1.95cm">
          <text:p text:style-name="P2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625cm" svg:x="0.55cm" svg:y="1.2cm">
          <text:p text:style-name="P2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0.55cm" svg:y="0.2cm">
          <text:p text:style-name="P2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072cm" svg:height="0.875cm" svg:x="9.95cm" svg:y="6.075cm">
          <text:p text:style-name="P2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072cm" svg:height="1cm" svg:x="9.95cm" svg:y="4.825cm">
          <text:p text:style-name="P2"><text:span text:style-name="T1">liaison</text:span></text:p>
          <text:p text:style-name="P2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2cm" svg:height="0.875cm" svg:x="9.95cm" svg:y="3.7cm">
          <text:p text:style-name="P2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72cm" svg:height="0.875cm" svg:x="9.95cm" svg:y="2.7cm">
          <text:p text:style-name="P2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2.375cm" svg:x="5.228cm" svg:y="0.2cm">
          <text:p text:style-name="P2"><text:span text:style-name="T2">Application</text:span></text:p>
          <text:p text:style-name="P2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72cm" svg:height="0.875cm" svg:x="5.228cm" svg:y="2.7cm">
          <text:p text:style-name="P2"><text:span text:style-name="T1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2cm" svg:height="0.875cm" svg:x="5.2cm" svg:y="3.7cm">
          <text:p text:style-name="P2"><text:span text:style-name="T1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.072cm" svg:height="2.125cm" svg:x="5.228cm" svg:y="4.825cm">
          <text:p text:style-name="P2"><text:span text:style-name="T2">Network</text:span></text:p>
          <text:p text:style-name="P2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5cm" svg:height="0.88cm" svg:x="3.825cm" svg:y="0.2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3.825cm" svg:y="4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3.825cm" svg:y="6.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3.825cm" svg:y="2.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3.825cm" svg:y="3.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3.825cm" svg:y="1.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2.375cm" svg:x="8.525cm" svg:y="0.2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3.072cm" svg:height="2.375cm" svg:x="9.928cm" svg:y="0.201cm">
          <text:p text:style-name="P2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5cm" svg:height="0.88cm" svg:x="8.525cm" svg:y="2.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8.525cm" svg:y="3.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8.525cm" svg:y="4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8.525cm" svg:y="6.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8:53:14.059810786</dc:date>
    <meta:editing-duration>PT12H49M15S</meta:editing-duration>
    <meta:editing-cycles>48</meta:editing-cycles>
    <meta:generator>LibreOffice/5.2.5.1$Linux_X86_64 LibreOffice_project/20m0$Build-1</meta:generator>
    <dc:creator>Philippe Latu</dc:creator>
    <meta:document-statistic meta:object-count="28"/>
  </office:meta>
</office:document-meta>
</file>